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 but de cet article est double, à savoir. Présenter un nouvel algorithme pour la détection de la terminaison d'un calcul distribué<text:line-break/> et montrer comment il est possible de dériver l'algorithme en plusieurs étapes.<text:line-break/><text:line-break/>Nous considérons N machines, chacune active ou passive. Seules les machines actives envoient ce que l’on appelle des «messages» à d’autres machines.<text:line-break/> la transmission du message est considérée comme instantanée. Après avoir reçu un message, une machine est active. la réception d'un message<text:line-break/> est le seul mécanisme qui déclenche le passage de l'activité à une machine passive. Pour chaque machine, la transition de l'état actif<text:line-break/> à l'état passif peut se produire spontanément.<text:line-break/><text:line-break/>Il découle de ce qui précède que l'état dans lequel toutes les machines sont passives est stable:<text:line-break/>le calcul distribué auquel les messages sont associés est considéré comme terminé.<text:line-break/>Le but de l’algorithme à concevoir est de permettre à l’une des machines, disons la machine n ° 0,<text:line-break/>de détecter que cet état stable a été atteint;<text:line-break/>En outre, il est nécessaire que l'algorithme de détection puisse gérer toute répartition de l'activité au moment où la machine n ° 0 lance l'algorithme<text:line-break/>de détection.<text:line-break/>Par souci de brièveté, nous désignerons le processus par lequel la "sonde" doit détecter la terminaison "la sonde".<text:line-break/>La sonde doit évidemment impliquer, d'une manière ou d'une autre, toutes les autres machines.<text:line-break/> Deux configurations ordonnées se présentent: une étoile (N - l) à pointes avec la machine n ° 0 en son centre ou les N machines disposées en anneau.<text:line-break/><text:line-break/>Comme ce dernier produit moins de trafic de signalisation, nous adoptons la disposition circulaire, plus précisément,<text:line-break/>nous supposons la disponibilité de moyens de communication tels que <text:line-break/>(i) la machine n ° 0 puisse initier la sonde en envoyant un signal à la machine n ° 1. , <text:line-break/>(ii) la machine n ° i + 1 peut propager la sonde autour de la sonnerie en envoyant un signal à la machine n ° i.<text:line-break/> Ces fonctions de signalisation sont supposées disponibles, quelles que soient les fonctions d’envoi de messages.<text:line-break/> Notez que le fait d'être passif (par rapport au calcul distribué proprement dit) n'empêche pas une machine de participer à la signalisation ci-dessus.</text:p>
      <text:p text:style-name="Standard"><text:line-break/>La propagation de la sonde autour de celle-ci nous permet de décrire cette sonde comme envoyant un jeton autour de l’anneau.<text:line-break/> Le jeton retourné à la machine n ° 0 sera un élément essentiel de la justification de la conclusion selon laquelle toutes les machines sont passives.<text:line-break/> Comme d'habitude, l'état du système sera capturé par un invariant, dit P.<text:line-break/> Dans la suite, P sera construit en plusieurs étapes, chaque étape consistant en une extension de l'espace d'état considéré et<text:line-break/> en un ajustement approprié de P<text:line-break/><text:line-break/>Dans la suite, t indique le numéro de la machine sur laquelle réside le jeton.<text:line-break/>La sonde se termine par t = 0. Pour commencer, nous résolvons le problème en l’absence de messages:<text:line-break/> dans ce cas, une propagation de la sonde autour de celle-ci nous permet de décrire cette sonde comme un jeton autour de l’anneau.<text:line-break/> Le jeton retourné à la machine n ° 0 sera un élément essentiel de la justification de la conclusion selon laquelle toutes les machines sont passives.<text:line-break/><text:soft-page-break/> Comme d'habitude, l'état du système sera capturé par un invariant, dit P.<text:line-break/> Dans la suite, P sera construit en plusieurs étapes, chaque étape consistant en une extension de l'espace d'états considéré et<text:line-break/> un réglage approprié de la macroscopie active peut devenir passive, mais une machine passive ne peut pas redevenir active.<text:line-break/> La conclusion selon laquelle toutes les machines sont passives doit découler de (i) l'invariant, (ii) t = 0 et (iii)<text:line-break/> des informations supplémentaires disponibles sur la machine n ° 0.<text:line-break/> De plus, l'invariant doit tenir, indépendamment de la distribution de l'activité, lorsque la machine n ° 0 a lancé la sonde,<text:line-break/> c'est-à-dire lorsque t = N - 1. Les exigences ci-dessus sont satisfaites par PO, donnée par PO: (Ai : t &lt;i &lt;N: la machine n ° I est passive).<text:line-break/><text:line-break/>Règle 0. Lorsqu'elle est active, la machine n ° i + 1 conserve le jeton;<text:line-break/> lorsqu'il est passif, il remet le jeton à la machine nr.i. (Fin de la règle 0)<text:line-break/> Lorsque les autres machines sont passives, le jeton sera, le moment venu, renvoyé à la machine n ° 0;<text:line-break/> lorsque, en outre, la machine n ° 0 est passive, une résiliation peut être conclue. Ce qui précède conclut les règles pour le trafic du jeton.<text:line-break/> Il faut ensuite prendre en compte la possibilité d’envoi de messages: le bon de commande est falsifié lorsque la machine n °.i<text:line-break/> avec t &lt;i devient active à la suite de la réception d’un message. Puisque seules les machines actives envoient des messages,<text:line-break/> nous en déduisons que le message indiquant</text:p>
      <text:p text:style-name="Standard"><text:s/>que le bon de commande falsifié a été envoyé a été envoyé par une machine nr.j avec j G t.<text:line-break/> Afin de sauver la situation, nous adoptons l'invariant plus faible PO V P1, tel que tout envoi de message susceptible de falsifier PO établit P1.<text:line-break/><text:line-break/>À cette fin, chaque machine est supposée être noire ou blanche;<text:line-break/> pour P1, nous choisissons P1: (Ej: O &lt;j &lt;t: ordinateur nr.j est noir) et l’envoi de message empêche la falsification de PO V Pl par l’adoption de Règle 1.<text:line-break/> Une machine qui envoie un message à un destinataire avec un numéro supérieur au sien devient noire. (Fin de la règle 1)<text:line-break/> Nous devons toutefois vérifier que les informations disponibles sur la machine n ° 0 combinées au PO plus faible PO V P1 peuvent<text:line-break/> encore suffire pour conclure la terminaison. Depuis (t = 0 Un ordinateur n ° 0 est blanc) *, P1, la détection de la terminaison n'a pas été désactivée.<text:line-break/><text:line-break/>Nous devons maintenant revenir au jeton, son trafic n’ayant été conçu que pour ne pas fausser les bons de commande;<text:line-break/> il peut toutefois falsifier PO V P1 en falsifiant P1. L'initiation de la sonde est sûre: elle établit PO et donc PO V P1;<text:line-break/> la propagation de la sonde, en diminuant t de 1, peut falsifier P1 lorsque, tout en étant noir,<text:line-break/> une machine n ° i.i + 1 remet le jeton à la machine nr.i.<text:line-break/> Afin de sauver la situation, nous adoptons l’invariant encore plus faible PO V PI VP2,<text:line-break/> de sorte que toute transmission de jeton susceptible de falsifier P1 établit P2.<text:line-break/> Pour ce faire, le jeton est supposé être noir ou blanc.<text:line-break/> Pour P2, nous choisissons P2: le jeton est noir et sa transmission est empêchée de falsifier PO V P1 V P2 par adoption de.<text:line-break/> Règle 2: Lorsque la machine nr.i + 1 propage la sonde, elle remet un jeton noir à la machine nr.i si elle est noire elle-même,<text:line-break/> alors qu’elle est blanche, elle laisse la couleur du jeton inchangée. (Fin de la règle 2) Puisque (le <text:soft-page-break/>jeton est blanc) =&gt; (contraire) P2,<text:line-break/> les informations disponibles sur la machine n ° 0 peuvent encore suffire pour conclure la terminaison.<text:line-break/><text:line-break/>avec la couleur noire un nouveau phénomène a été introduit, à savoir.<text:line-break/> celle de la sonde ayant échoué: lorsqu'un jeton noir est renvoyé à la machine n ° 0 ou que le jeton est renvoyé à une machine noire n ° 0,<text:line-break/> la conclusion de la terminaison ne peut pas être tirée. En premier lieu, ce problème est résolu en adoptant.<text:line-break/><text:line-break/>Règle 3. Une fois la vérification infructueuse terminée, la machine n ° 0 lance une nouvelle détection. (Fin de la règle 3)<text:line-break/> Sans la possibilité d'une transition du noir au blanc, une telle sonde suivante est cependant garantie comme aussi infructueuse que son prédécesseur.<text:line-break/> Par conséquent, notre tâche suivante consiste à déterminer quels blanchiment ne faussent pas l'invariant PO V P1 v P2.<text:line-break/> Compte tenu du fait que le lancement d'une sonde établit un bon de commande, nous pouvons adopter en toute sécurité. <text:line-break/>Règle 4: La machine n ° 0 déclenche une vérification en se blanchissant et en envoyant un jeton blanc à la machine n ° N - 1.<text:line-break/> (Fin de la règle 4) Une possibilité de blanchir le jeton et la machine n ° 0 ayant été fournie, chercher une occasion de blanchir les autres machines.<text:line-break/> Comme le blanchiment d’une machine ne peut falsifier que P1, mais ne le fait pas lorsque le nombre de cette machine dépasse t, nous pouvons adopter en toute sécurité.<text:line-break/><text:line-break/>Règle 5. Lors de la transmission du jeton à la machine n ° 1, la machine n ° 1 devient blanche.<text:line-break/> (Notez que sa couleur d'origine a peut-être influé sur la couleur du jeton.) (Fin de la règle 5)<text:line-break/> Les protocoles de blanchiment ci-dessus sont suffisants: une sonde lancée après la terminaison se termine avec toutes les machines blanches et,<text:line-break/> par conséquent, la prochaine sonde est garantie. un jeton blanc à une machine blanche n ° 0.<text:line-break/> Deux conséquences de notre protocole de blanchiment méritent d’être mentionnées.<text:line-break/> Premièrement, non seulement l'ensemble de notre processus détecté est valable pour toute distribution initiale de l'activité,<text:line-break/> mais sa validité est également indépendante des couleurs initiales des machines.<text:line-break/> Deuxièmement, la règle 1 peut être remplacée en toute sécurité par la règle 1 la plus simple ». Une machine qui envoie un message se fait noir.<text:line-break/> (Fin de la règle 1 ') En réponse à une distribution préliminaire de la solution ci-dessus, le Professeur Mohamed G. Gouda, Département d’informatique,<text:line-break/> Université du Texas à Austin, États-Unis, nous a envoyé son rapport technique intitulé «Exploration d’état distribué pour la validation de protocole».<text:line-break/> ”D’octobre 1981, qui contient une solution antérieure au même problème.<text:line-break/> Sa solution ressemble à la nôtre en ce sens que les machines sont disposées en anneau. Dans la solution de Gouda, le jeton a une valeur entière <text:line-break/>(à savoir, jusqu’à N) et la valeur de N doit être disponible dans chaque machine. Les machines sont toutefois traitées sur un pied d’égalité.<text:line-break/> C’est un plaisir de mentionner le résultat obtenu par Gou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53S</meta:editing-duration>
    <meta:editing-cycles>3</meta:editing-cycles>
    <meta:generator>OpenOffice/4.1.2$Win32 OpenOffice.org_project/412m3$Build-9782</meta:generator>
    <dc:date>2018-11-15T15:32:47.89</dc:date>
    <meta:document-statistic meta:table-count="0" meta:image-count="0" meta:object-count="0" meta:page-count="3" meta:paragraph-count="3" meta:word-count="1631" meta:character-count="9513"/>
    <meta:user-defined meta:name="Info 1"/>
    <meta:user-defined meta:name="Info 2"/>
    <meta:user-defined meta:name="Info 3"/>
    <meta:user-defined meta:name="Info 4"/>
  </office:meta>
</office:document-meta>
</file>